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2000000F2F2A9A89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  <style:text-properties fo:font-size="16pt"/>
    </style:style>
    <style:style style:name="P2" style:family="paragraph">
      <style:paragraph-properties fo:margin-left="0cm" fo:margin-right="0cm" fo:text-align="center" fo:text-indent="0cm"/>
      <style:text-properties fo:font-size="16pt" fo:font-weight="bold"/>
    </style:style>
    <style:style style:name="P3" style:family="paragraph">
      <style:paragraph-properties fo:text-align="center"/>
      <style:text-properties fo:font-size="16pt" fo:font-weight="bold"/>
    </style:style>
    <style:style style:name="P4" style:family="paragraph">
      <style:paragraph-properties fo:text-align="center"/>
    </style:style>
    <style:style style:name="T1" style:family="text">
      <style:text-properties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7.892cm" svg:height="2.116cm" svg:x="1.27cm" svg:y="4.445cm">
          <text:p text:style-name="P1"><text:span text:style-name="T1">Light Detection</text:span></text:p>
          <text:p text:style-name="P1"><text:span text:style-name="T1">( Swarm Synchronization)</text:span></text:p>
        </draw:rect>
        <draw:rect draw:style-name="gr1" draw:text-style-name="P2" draw:id="id2" draw:layer="layout" svg:width="7.892cm" svg:height="2.116cm" svg:x="11.793cm" svg:y="4.445cm">
          <text:p text:style-name="P1"><text:span text:style-name="T1">Vibration Detection</text:span></text:p>
          <text:p text:style-name="P1"><text:span text:style-name="T1">(Listening)</text:span></text:p>
        </draw:rect>
        <draw:rect draw:style-name="gr1" draw:text-style-name="P3" draw:id="id3" draw:layer="layout" svg:width="7.892cm" svg:height="2.116cm" svg:x="11.793cm" svg:y="8.679cm">
          <text:p text:style-name="P1"><text:span text:style-name="T1">Data Pre-processing</text:span></text:p>
          <text:p text:style-name="P1"><text:span text:style-name="T1">(Send Data)</text:span></text:p>
        </draw:rect>
        <draw:connector draw:style-name="gr2" draw:text-style-name="P4" draw:layer="layout" svg:x1="9.162cm" svg:y1="5.503cm" svg:x2="11.793cm" svg:y2="5.503cm" draw:start-shape="id1" draw:start-glue-point="1" draw:end-shape="id2" draw:end-glue-point="3">
          <text:p/>
        </draw:connector>
        <draw:frame draw:style-name="gr3" draw:text-style-name="P4" draw:layer="layout" svg:width="4.445cm" svg:height="4.705cm" svg:x="8.89cm" svg:y="19.425cm">
          <draw:image xlink:href="Pictures/10000000000000D2000000F2F2A9A891.jpg" xlink:type="simple" xlink:show="embed" xlink:actuate="onLoad">
            <text:p/>
          </draw:image>
        </draw:frame>
        <draw:connector draw:style-name="gr2" draw:text-style-name="P4" draw:layer="layout" svg:x1="15.739cm" svg:y1="6.561cm" svg:x2="15.739cm" svg:y2="8.679cm" draw:start-shape="id2" draw:start-glue-point="2" draw:end-shape="id3" draw:end-glue-point="0">
          <text:p/>
        </draw:connector>
        <draw:rect draw:style-name="gr1" draw:text-style-name="P3" draw:id="id4" draw:layer="layout" svg:width="7.892cm" svg:height="2.116cm" svg:x="1.27cm" svg:y="8.679cm">
          <text:p text:style-name="P1"><text:span text:style-name="T1">Centralized Computation </text:span></text:p>
          <text:p text:style-name="P1"><text:span text:style-name="T1">(Multilateration)</text:span></text:p>
        </draw:rect>
        <draw:connector draw:style-name="gr2" draw:text-style-name="P4" draw:layer="layout" svg:x1="11.793cm" svg:y1="9.737cm" svg:x2="9.162cm" svg:y2="9.737cm" draw:start-shape="id3" draw:end-shape="id4" draw:end-glue-point="1">
          <text:p/>
        </draw:connector>
        <draw:connector draw:style-name="gr2" draw:text-style-name="P4" draw:layer="layout" svg:x1="5.216cm" svg:y1="8.679cm" svg:x2="5.216cm" svg:y2="6.561cm" draw:start-shape="id4" draw:start-glue-point="0" draw:end-shape="id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Nathan Evans</meta:initial-creator>
    <meta:creation-date>2007-02-05T00:49:02</meta:creation-date>
    <dc:creator>Nathan Evans</dc:creator>
    <dc:date>2007-02-06T08:47:28</dc:date>
    <dc:language>en-US</dc:language>
    <meta:editing-cycles>3</meta:editing-cycles>
    <meta:editing-duration>PT2H48M40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